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0.9618in"/>
    </style:style>
    <style:style style:name="Table1.B" style:family="table-column">
      <style:table-column-properties style:column-width="5.961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283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5" style:family="table-row">
      <style:table-row-properties style:min-row-height="4.1806in"/>
    </style:style>
    <style:style style:name="P1" style:family="paragraph" style:parent-style-name="Table_20_Contents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able_20_Contents">
      <style:paragraph-properties fo:background-color="transparent">
        <style:background-image/>
      </style:paragraph-properties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Cantarell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Table_20_Contents">
      <style:text-properties fo:font-variant="normal" fo:text-transform="none" fo:color="#222222" style:font-name="Cantarell" fo:font-size="10pt" fo:letter-spacing="normal" fo:font-style="normal" fo:font-weight="normal" style:font-size-asian="10pt" style:font-size-complex="10pt"/>
    </style:style>
    <style:style style:name="P7" style:family="paragraph" style:parent-style-name="Table_20_Contents" style:list-style-name="L1">
      <style:text-properties fo:font-variant="normal" fo:text-transform="none" fo:color="#222222" style:font-name="Cantarell" fo:font-size="10pt" fo:letter-spacing="normal" fo:font-style="normal" fo:font-weight="normal" style:font-size-asian="10pt" style:font-size-complex="10pt"/>
    </style:style>
    <style:style style:name="T1" style:family="text">
      <style:text-properties style:font-name="Cantarell"/>
    </style:style>
    <style:style style:name="T2" style:family="text">
      <style:text-properties style:font-name="Cantarell"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erif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inutes of Meeting </text:p>
      <text:p text:style-name="P5"><text:span text:style-name="T2">GMRT</text:span><text:span text:style-name="T4"><text:tab/></text:span><text:tab/><text:tab/><text:tab/><text:tab/><text:span text:style-name="T2">Minutes of Meeting</text:span></text:p>
      <text:p text:style-name="P5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Meeting</text:p>
          </table:table-cell>
          <table:table-cell table:style-name="Table1.B1" office:value-type="string">
            <text:p text:style-name="P1">Meeting related to In House CMS development</text:p>
          </table:table-cell>
        </table:table-row>
        <table:table-row table:style-name="Table1.2">
          <table:table-cell table:style-name="Table1.A2" office:value-type="string">
            <text:p text:style-name="P3">Held on</text:p>
          </table:table-cell>
          <table:table-cell table:style-name="Table1.B2" office:value-type="string">
            <text:p text:style-name="P1"><text:s/>18<text:span text:style-name="T3">Th</text:span> November 2014 Time : 3.00 PM to 3.30 PM , GMRT Conference room</text:p>
          </table:table-cell>
        </table:table-row>
        <table:table-row>
          <table:table-cell table:style-name="Table1.A2" office:value-type="string">
            <text:p text:style-name="P3">Attendees</text:p>
          </table:table-cell>
          <table:table-cell table:style-name="Table1.B2" office:value-type="string">
            <text:p text:style-name="P1">NGK, CPK,SN &amp; RRU</text:p>
          </table:table-cell>
        </table:table-row>
        <table:table-row>
          <table:table-cell table:style-name="Table1.A4" office:value-type="string">
            <text:p text:style-name="P3">Agenda</text:p>
          </table:table-cell>
          <table:table-cell table:style-name="Table1.B2" office:value-type="string">
            <text:p text:style-name="P1">In House CMS development </text:p>
          </table:table-cell>
        </table:table-row>
        <table:table-row table:style-name="Table1.5">
          <table:table-cell table:style-name="Table1.A4" office:value-type="string">
            <text:p text:style-name="P3">Highlights</text:p>
            <text:p text:style-name="P3">and items</text:p>
            <text:p text:style-name="P3">discussed </text:p>
          </table:table-cell>
          <table:table-cell table:style-name="Table1.B2" office:value-type="string">
            <text:p text:style-name="P2"><text:span text:style-name="T5"><text:s text:c="7"/></text:span><text:span text:style-name="T1"><text:s text:c="2"/></text:span></text:p>
            <text:list xml:id="list1154343998" text:style-name="L1">
              <text:list-item>
                <text:p text:style-name="P7">RRU updated that he has talked with Mr.Thiyagu related to Servo programming.</text:p>
                <text:p text:style-name="P7"># NGK updated that he has a short chat with Mr. Suresh Kumar front end communication channel. He informed that basic communication will be Ethernet &amp; serial link act as back-up link.</text:p>
                <text:p text:style-name="P7"/>
              </text:list-item>
              <text:list-item>
                <text:p text:style-name="P7">CPK updated that Purchase order for 32 L2 network gone to the party. Delivery date is 28<text:span text:style-name="T3">th</text:span> November.</text:p>
                <text:p text:style-name="P7">FPS serial link work is going on.</text:p>
                <text:p text:style-name="P7">79 MCM cards tested. 40 bare boards MCM are with Telemetry Lab.</text:p>
                <text:p text:style-name="P7">Regarding server class machine CPK filled the green sheet, folder may be with YG or purchase.</text:p>
                <text:p text:style-name="P7"/>
              </text:list-item>
              <text:list-item>
                <text:p text:style-name="P7">SN briefed about the meeting held in NCRA related to NCRA M&amp;C architecture .</text:p>
                <text:list>
                  <text:list-header>
                    <text:p text:style-name="P7"/>
                  </text:list-header>
                </text:list>
              </text:list-item>
              <text:list-item>
                <text:p text:style-name="P7">NGK suggested to start work on presentation as well as work report.</text:p>
                <text:p text:style-name="P7">Report will be named as Online_v2 report 1,2,3,4 with lead author name changed.</text:p>
                <text:p text:style-name="P7"><text:s/></text:p>
              </text:list-item>
            </text:list>
            <text:p text:style-name="P6"/>
            <text:list xml:id="list855236564" text:continue-numbering="true" text:style-name="L1">
              <text:list-header>
                <text:p text:style-name="P7"/>
              </text:list-header>
            </text:list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2-08-07T13:33:14</meta:creation-date>
    <dc:date>2014-11-18T18:54:19</dc:date>
    <dc:creator>teleset </dc:creator>
    <meta:editing-duration>P2DT12H52M30S</meta:editing-duration>
    <meta:editing-cycles>605</meta:editing-cycles>
    <meta:generator>LibreOffice/3.4$Linux LibreOffice_project/340m1$Build-602</meta:generator>
    <meta:document-statistic meta:table-count="1" meta:image-count="0" meta:object-count="0" meta:page-count="1" meta:paragraph-count="25" meta:word-count="191" meta:character-count="1047" meta:non-whitespace-character-count="869"/>
  </office:meta>
</office:document-meta>
</file>